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officeooo:rsid="001a93df" officeooo:paragraph-rsid="001a93df"/>
    </style:style>
    <style:style style:name="P2" style:family="paragraph" style:parent-style-name="Standard">
      <style:text-properties officeooo:paragraph-rsid="001a93df"/>
    </style:style>
    <style:style style:name="T1" style:family="text">
      <style:text-properties style:font-name="Times New Roman" fo:font-size="12pt" style:font-size-asian="12pt" style:font-name-complex="Times New Roman1" style:font-size-complex="12pt"/>
    </style:style>
    <style:style style:name="T2" style:family="text">
      <style:text-properties style:font-name="Times New Roman" fo:font-size="12pt" officeooo:rsid="00207161" style:font-size-asian="12pt" style:font-name-complex="Times New Roman1" style:font-size-complex="12pt"/>
    </style:style>
    <style:style style:name="T3" style:family="text">
      <style:text-properties style:font-name="Times New Roman" fo:font-size="12pt" officeooo:rsid="00169e88" style:font-size-asian="12pt" style:font-name-complex="Times New Roman1" style:font-size-complex="12pt"/>
    </style:style>
    <style:style style:name="T4" style:family="text">
      <style:text-properties style:font-name="Times New Roman" fo:font-size="12pt" officeooo:rsid="000eafff" style:font-size-asian="12pt" style:font-name-complex="Times New Roman1" style:font-size-complex="12pt"/>
    </style:style>
    <style:style style:name="T5" style:family="text">
      <style:text-properties style:font-name="Times New Roman" fo:font-size="12pt" officeooo:rsid="000659a7" style:font-size-asian="12pt" style:font-name-complex="Times New Roman1" style:font-size-complex="12pt"/>
    </style:style>
    <style:style style:name="T6" style:family="text">
      <style:text-properties style:font-name="Times New Roman" fo:font-size="12pt" fo:font-weight="bold" officeooo:rsid="00169e88" style:font-size-asian="12pt" style:font-weight-asian="bold" style:font-name-complex="Times New Roman1" style:font-size-complex="12pt" style:font-weight-complex="bold"/>
    </style:style>
    <style:style style:name="T7" style:family="text">
      <style:text-properties style:font-name="Times New Roman" fo:font-size="12pt" fo:font-weight="normal" officeooo:rsid="00169e88" style:font-size-asian="12pt" style:font-weight-asian="normal" style:font-name-complex="Times New Roman1" style:font-size-complex="12pt" style:font-weight-complex="normal"/>
    </style:style>
    <style:style style:name="T8" style:family="text">
      <style:text-properties officeooo:rsid="00169e88"/>
    </style:style>
    <style:style style:name="T9" style:family="text">
      <style:text-properties fo:color="#000000" loext:opacity="100%" style:font-name="Times New Roman" fo:font-size="12pt" style:font-size-asian="12pt" style:font-name-complex="Times New Roman1" style:font-size-complex="12pt"/>
    </style:style>
    <style:style style:name="T10" style:family="text">
      <style:text-properties fo:color="#000000" loext:opacity="100%" style:font-name="Times New Roman" fo:font-size="12pt" officeooo:rsid="00035a5a" style:font-size-asian="12pt" style:font-name-complex="Times New Roman1" style:font-size-complex="12pt"/>
    </style:style>
    <style:style style:name="T11" style:family="text">
      <style:text-properties fo:color="#000000" loext:opacity="100%" style:font-name="Times New Roman" fo:font-size="12pt" officeooo:rsid="00182133" style:font-size-asian="12pt" style:font-name-complex="Times New Roman1" style:font-size-complex="12pt"/>
    </style:style>
    <style:style style:name="T12" style:family="text">
      <style:text-properties fo:color="#000000" loext:opacity="100%" style:font-name="Times New Roman" fo:font-size="12pt" officeooo:rsid="00174c65" style:font-size-asian="12pt" style:font-name-complex="Times New Roman1" style:font-size-complex="12pt"/>
    </style:style>
    <style:style style:name="T13" style:family="text">
      <style:text-properties fo:color="#000000" loext:opacity="100%" style:font-name="Times New Roman" fo:font-size="12pt" fo:font-weight="normal" style:font-size-asian="12pt" style:font-weight-asian="normal" style:font-name-complex="Times New Roman1" style:font-size-complex="12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blem List:</text:p>
      <text:p text:style-name="P1"/>
      <text:p text:style-name="P1">1. <text:span text:style-name="T2">Write</text:span><text:span text:style-name="T1"> a program that will count the number of </text:span><text:span text:style-name="T2">one</text:span><text:span text:style-name="T1"> </text:span><text:span text:style-name="T2">from the binary representation of</text:span><text:span text:style-name="T1"> a given lower limit to an upper limit if the numbers are power of 2 .</text:span></text:p>
      <text:p text:style-name="P1"><text:span text:style-name="T1"/></text:p>
      <text:p text:style-name="P1"><text:span text:style-name="T1">2. </text:span><text:span text:style-name="T2">Write</text:span><text:span text:style-name="T1"> a program that </text:span><text:span text:style-name="T2">does the operations +,-,* and / using only logic gates (OR,NOT,AND,XOR etc).</text:span></text:p>
      <text:p text:style-name="P1"><text:span text:style-name="T2"/></text:p>
      <text:p text:style-name="P1"><text:span text:style-name="T2">3. Given the Propositional Value for p, q and r, now check two given compound proposition are equivalent or not (i.e. ⌐(p∧q)∧r and ⌐p∨⌐</text:span><text:span text:style-name="T3">q</text:span><text:span text:style-name="T2">∧r are logical equivalent or not.</text:span><text:span text:style-name="T3">)</text:span></text:p>
      <text:p text:style-name="P1"><text:span text:style-name="T3"/></text:p>
      <text:p text:style-name="P2"><text:span text:style-name="T3">4. Given two set A and B, a proposition p(x,y) where x ε A and y ε B, </text:span>Find the propositional value of  x  y p ( x , y ) <text:s/>, <text:s/><text:span text:style-name="T8">x</text:span> <text:span text:style-name="T8">y </text:span><text:s/>p ( x , y ) <text:s/>, <text:span text:style-name="T3">y </text:span><text:span text:style-name="T6"> x </text:span><text:span text:style-name="T7">p ( x , y ) <text:s/></text:span><text:span text:style-name="T3">and <text:s text:c="2"/>x y <text:s/>p ( x , y ) </text:span></text:p>
      <text:p text:style-name="P1"><text:span text:style-name="T3"/></text:p>
      <text:p text:style-name="P1"><text:span text:style-name="T3">5. Find the pair of (x,y) where x2+y2=z2, z is given, x, y and z are integers.</text:span></text:p>
      <text:p text:style-name="P1"><text:span text:style-name="T3"/></text:p>
      <text:p text:style-name="P1"><text:span text:style-name="T3">6. The 3x+1 Conjecture: Let T be the transformation that sends an even integer x to x/2 and an odd integer x to 3x + 1. A famous conjecture, sometimes known as the 3x + 1 conjecture, states that for all positive integers x, when we repeatedly apply the transformation T, we will eventually reach the integer 1.</text:span></text:p>
      <text:p text:style-name="P1"><text:span text:style-name="T3"/></text:p>
      <text:p text:style-name="P1"><text:span text:style-name="T3">7. Given two finite sets, list all elements in the Cartesian product of these two sets.</text:span></text:p>
      <text:p text:style-name="P1"><text:span text:style-name="T3"/></text:p>
      <text:p text:style-name="P1"><text:span text:style-name="T3">8. Given a finite set, list all elements of its power set.</text:span></text:p>
      <text:p text:style-name="P1"><text:span text:style-name="T3"/></text:p>
      <text:p text:style-name="P1"><text:span text:style-name="T3">9. </text:span><text:span text:style-name="T4">Check floor(2x)=floor(x)+floor(x+(1/2)) is true for integer numbers between [-100,100]</text:span></text:p>
      <text:p text:style-name="P1"><text:span text:style-name="T4"/></text:p>
      <text:p text:style-name="P1"><text:span text:style-name="T4">1</text:span><text:span text:style-name="T1">0. </text:span><text:span text:style-name="T3">Find the value of the following series: </text:span><text:span text:style-name="T4">1+(1/2)+(1/4)+(1/8)+……..</text:span></text:p>
      <text:p text:style-name="P1"><text:span text:style-name="T4"/></text:p>
      <text:p text:style-name="P1"><text:span text:style-name="T4">1</text:span><text:span text:style-name="T1">1. </text:span><text:span text:style-name="T5">F</text:span><text:span text:style-name="T3">ind the max number and its first and last occurance </text:span><text:span text:style-name="T5">from a file</text:span></text:p>
      <text:p text:style-name="P1"><text:span text:style-name="T5"/></text:p>
      <text:p text:style-name="P1"><text:span text:style-name="T5">1</text:span><text:span text:style-name="T1">2. </text:span><text:span text:style-name="T3">Given an integer n, whether f(n) = n2+1 is prime or not.</text:span></text:p>
      <text:p text:style-name="P1"><text:span text:style-name="T3"/></text:p>
      <text:p text:style-name="P1"><text:span text:style-name="T3">1</text:span><text:span text:style-name="T1">3. Given two positive integers, find their greatest common divisor using the Euclidean algorithm.</text:span></text:p>
      <text:p text:style-name="P1"><text:span text:style-name="T1"/></text:p>
      <text:p text:style-name="P1"><text:span text:style-name="T1">14. Given two positive integers, find their least common multiple.</text:span></text:p>
      <text:p text:style-name="P1"><text:span text:style-name="T1"/></text:p>
      <text:p text:style-name="P1"><text:span text:style-name="T1">15. [Goldbach’s Conjecture] Given an even integer n, find two prime number whether the sum of them is equal to n.</text:span></text:p>
      <text:p text:style-name="P1"><text:span text:style-name="T1"/></text:p>
      <text:p text:style-name="P1"><text:span text:style-name="T1">16. </text:span><text:span text:style-name="T3">Find a number from a sorted list using binary search</text:span></text:p>
      <text:p text:style-name="P1"><text:span text:style-name="T3"/></text:p>
      <text:p text:style-name="P1"><text:span text:style-name="T3">1</text:span><text:span text:style-name="T1">7. </text:span><text:span text:style-name="T3">Given a string find its reversal.</text:span></text:p>
      <text:p text:style-name="P1"><text:span text:style-name="T3"/></text:p>
      <text:p text:style-name="P1"><text:span text:style-name="T3">1</text:span><text:span text:style-name="T1">8. Find a^n using</text:span><text:span text:style-name="T9"> <text:s/></text:span><text:span text:style-name="T10">recursion.</text:span></text:p>
      <text:p text:style-name="P1"><text:span text:style-name="T10"/></text:p>
      <text:p text:style-name="P1"><text:span text:style-name="T10">1</text:span><text:span text:style-name="T9">9. Find nth fibonacchi number recursively</text:span></text:p>
      <text:p text:style-name="P1"><text:span text:style-name="T9"/></text:p>
      <text:p text:style-name="P1"><text:span text:style-name="T9">20. </text:span><text:span text:style-name="T10">Find the value of ackermann function.</text:span></text:p>
      <text:p text:style-name="P1"><text:soft-page-break/><text:span text:style-name="T10">2</text:span><text:span text:style-name="T9">1. Generating the Next Permutation in Lexico graphic Order.</text:span></text:p>
      <text:p text:style-name="P1"><text:span text:style-name="T9"/></text:p>
      <text:p text:style-name="P1"><text:span text:style-name="T9">22. Generating the Next Larger Bit String.</text:span></text:p>
      <text:p text:style-name="P1"><text:span text:style-name="T9"/></text:p>
      <text:p text:style-name="P1"><text:span text:style-name="T9">23. Given a positive integer N, a modulus m, multiplier a, increment c, and seed x0, generate the sequence of N pseudo-random numbers using the linear congruential generator xn+1 = (axn + c) mod m.</text:span></text:p>
      <text:p text:style-name="P1"><text:span text:style-name="T9"/></text:p>
      <text:p text:style-name="P1"><text:span text:style-name="T9">24. Given a message, encrypt this message using Caesar cipher; and decrypt this message again.</text:span></text:p>
      <text:p text:style-name="P1"><text:span text:style-name="T9"/></text:p>
      <text:p text:style-name="P1"><text:span text:style-name="T9">25. Given the positive integers a, b, m</text:span><text:span text:style-name="T11">=</text:span><text:span text:style-name="T9">1</text:span><text:span text:style-name="T11">e9+7</text:span><text:span text:style-name="T9">, find a^b mod m.</text:span></text:p>
      <text:p text:style-name="P1"><text:span text:style-name="T9"/></text:p>
      <text:p text:style-name="P1"><text:span text:style-name="T9">26. Given two positive number a and b, find s and t such that gcd(a,b) = sa+tb.</text:span></text:p>
      <text:p text:style-name="P1"><text:span text:style-name="T9"/></text:p>
      <text:p text:style-name="P1"><text:span text:style-name="T9">27. Given an m × k matrix A and a k × n matrix B, find AB.</text:span></text:p>
      <text:p text:style-name="P1"><text:span text:style-name="T9"/></text:p>
      <text:p text:style-name="P1"><text:span text:style-name="T9">28. Given a square matrix A and a positive integer n, find A</text:span><text:span text:style-name="T12">^n.</text:span></text:p>
      <text:p text:style-name="P1"><text:span text:style-name="T12"/></text:p>
      <text:p text:style-name="P1"><text:span text:style-name="T12">2</text:span><text:span text:style-name="T9">9. Given a square matrix, determine whether it is symmetric.</text:span></text:p>
      <text:p text:style-name="P1"><text:span text:style-name="T9"/></text:p>
      <text:p text:style-name="P1"><text:span text:style-name="T9">30. </text:span><text:span text:style-name="T13">Given two m × n Boolean matrices,find their meet and join.</text:span></text:p>
      <text:p text:style-name="P1"><text:span text:style-name="T13"/></text:p>
      <text:p text:style-name="P1"><text:span text:style-name="T13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05T22:19:44.767000000</meta:creation-date>
    <dc:date>2024-05-05T22:37:34.894000000</dc:date>
    <meta:editing-duration>PT17M50S</meta:editing-duration>
    <meta:editing-cycles>1</meta:editing-cycles>
    <meta:document-statistic meta:table-count="0" meta:image-count="0" meta:object-count="0" meta:page-count="2" meta:paragraph-count="31" meta:word-count="523" meta:character-count="2711" meta:non-whitespace-character-count="2214"/>
    <meta:generator>LibreOffice/7.5.4.2$Windows_X86_64 LibreOffice_project/36ccfdc35048b057fd9854c757a8b67ec53977b6</meta:generator>
  </office:meta>
</office:document-meta>
</file>